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officeooo:rsid="0005d0c4" officeooo:paragraph-rsid="0005d0c4" style:font-size-asian="16pt" style:font-size-complex="16pt"/>
    </style:style>
    <style:style style:name="P2" style:family="paragraph" style:parent-style-name="Standard">
      <style:text-properties fo:font-size="16pt" style:text-underline-style="solid" style:text-underline-width="auto" style:text-underline-color="font-color" officeooo:rsid="000aff98" officeooo:paragraph-rsid="000aff98" style:font-size-asian="16pt" style:font-size-complex="16pt"/>
    </style:style>
    <style:style style:name="P3" style:family="paragraph" style:parent-style-name="Standard">
      <style:text-properties fo:font-size="16pt" style:text-underline-style="none" officeooo:rsid="000aff98" officeooo:paragraph-rsid="000aff98" style:font-size-asian="16pt" style:font-size-complex="16pt"/>
    </style:style>
    <style:style style:name="P4" style:family="paragraph" style:parent-style-name="Standard">
      <style:paragraph-properties fo:break-before="page"/>
      <style:text-properties fo:font-size="16pt" style:text-underline-style="solid" style:text-underline-width="auto" style:text-underline-color="font-color" officeooo:rsid="000aff98" officeooo:paragraph-rsid="000aff98" style:font-size-asian="16pt" style:font-size-complex="16pt"/>
    </style:style>
    <style:style style:name="P5" style:family="paragraph" style:parent-style-name="Standard">
      <style:text-properties fo:font-size="16pt" officeooo:rsid="0005d0c4" officeooo:paragraph-rsid="0005d0c4" style:font-size-asian="16pt" style:font-size-complex="16pt"/>
    </style:style>
    <style:style style:name="P6" style:family="paragraph" style:parent-style-name="Standard">
      <style:text-properties fo:font-size="16pt" officeooo:rsid="0005d0c4" officeooo:paragraph-rsid="000f135a" style:font-size-asian="16pt" style:font-size-complex="16pt"/>
    </style:style>
    <style:style style:name="T1" style:family="text">
      <style:text-properties officeooo:rsid="00079d36"/>
    </style:style>
    <style:style style:name="T2" style:family="text">
      <style:text-properties officeooo:rsid="000b0e86"/>
    </style:style>
    <style:style style:name="T3" style:family="text">
      <style:text-properties officeooo:rsid="000d45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ol&gt;</text:p>
      <text:p text:style-name="P1"><text:s text:c="10"/>&lt;li&gt;<text:span text:style-name="T3">A</text:span> student should arrive at academic area <text:s/>not later than 06:00 am.</text:p>
      <text:p text:style-name="P1"><text:s text:c="10"/>&lt;li&gt;A student should put on smart proper uniform every day.&lt;/li&gt;</text:p>
      <text:p text:style-name="P1"><text:s text:c="10"/>&lt;li&gt;A student should communicate in English language. Kiswahili should be used only in Kiswahili lesson.&lt;/li&gt;</text:p>
      <text:p text:style-name="P1"><text:s text:c="10"/>&lt;li&gt;A student should attend all lessons including Ethics/Values lessons.&lt;/li&gt;</text:p>
      <text:p text:style-name="P1"><text:s text:c="10"/>&lt;li&gt;A student who score below school average will be retained at school during some holidays.&lt;/li&gt;</text:p>
      <text:p text:style-name="P1"><text:s text:c="10"/>&lt;li&gt;A student should not bring radio, telephone, ipod or other electronic gargets to school.&lt;/li&gt; </text:p>
      <text:p text:style-name="P1"><text:s text:c="10"/>&lt;li&gt;Earrings, chains, rosary, decorations on hair, rastas, painting on nails, open shoes are not allowed.&lt;/li&gt;</text:p>
      <text:p text:style-name="P1"><text:s text:c="10"/>&lt;li&gt;A student should not bring food and drinks to school.&lt;/li&gt;</text:p>
      <text:p text:style-name="P1"><text:s text:c="10"/>&lt;li&gt;A student who is a<text:span text:style-name="T1">lcoholic, seducer, truant, </text:span>fighter, abuser or a thief will be suspended from school.&lt;/li&gt;</text:p>
      <text:p text:style-name="P1"><text:s text:c="10"/>&lt;li&gt;A student should have all exercise books and other academic facilities.&lt;/li&gt;</text:p>
      <text:p text:style-name="P1"><text:s text:c="10"/>&lt;li&gt;A student is expected to do all class and homeworks.&lt;/li&gt;</text:p>
      <text:p text:style-name="P1"><text:s text:c="10"/>&lt;li&gt;A student should attend assemblies and all lesson.&lt;/li&gt;</text:p>
      <text:p text:style-name="P1"><text:s text:c="7"/><text:span text:style-name="T1">A student should respect staff, visitors , prefects and his or her fellow students for peaceful co-existance. &lt;/li&gt;</text:span></text:p>
      <text:p text:style-name="P1"><text:s text:c="7"/><text:span text:style-name="T1">&lt;li&gt; A student should always be punctual to attend all curriculum and extra curriculum sessions.&lt;/li&gt;</text:span></text:p>
      <text:p text:style-name="P6"><text:s/>&lt;/ol&gt;</text:p>
      <text:p text:style-name="P4">Wisdom is the principal thing</text:p>
      <text:p text:style-name="P2"/>
      <text:p text:style-name="P3">Wisdom acquisition is the goal of our institution. We offer the basic courses in morals, academics as well as self reliance. Secondary education being the bedrock of proffesional studies in the future is keenly integrated with the sense of responsibility for both individuals and society at large. Kowing tha<text:span text:style-name="T2">t</text:span> man is <text:span text:style-name="T2">a </text:span>tripa<text:span text:style-name="T2">r</text:span>tite <text:span text:style-name="T2">being we focus on developing them in three domains which are Spiritual, mental and phyisical.</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09:50:39.192000000</meta:creation-date>
    <dc:date>2017-11-09T15:53:33.365000000</dc:date>
    <meta:editing-duration>PT3H50M35S</meta:editing-duration>
    <meta:editing-cycles>5</meta:editing-cycles>
    <meta:generator>LibreOffice/5.2.5.1$Windows_x86 LibreOffice_project/0312e1a284a7d50ca85a365c316c7abbf20a4d22</meta:generator>
    <meta:document-statistic meta:table-count="0" meta:image-count="0" meta:object-count="0" meta:page-count="2" meta:paragraph-count="18" meta:word-count="254" meta:character-count="1812" meta:non-whitespace-character-count="1438"/>
  </office:meta>
</office:document-meta>
</file>